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T1" style:family="text">
      <style:text-properties officeooo:rsid="0002b92b"/>
    </style:style>
    <style:style style:name="T2" style:family="text">
      <style:text-properties officeooo:rsid="00037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mandos</text:h>
      <text:p text:style-name="P3">window.alert(‘ ’) - Faz aparecer um<text:span text:style-name="T2">a janela de</text:span> alerta na pagina</text:p>
      <text:p text:style-name="P4">alert(‘ ‘) - Faz aparecer um<text:span text:style-name="T2">a janela de</text:span> alerta na pagina</text:p>
      <text:p text:style-name="P5">window.confirm(‘ ’) - Faz aparecer um<text:span text:style-name="T2">a janela</text:span> de confirmação na pagina</text:p>
      <text:p text:style-name="P5">window.prompt(‘ ‘) - <text:span text:style-name="T2">Faz aparecer uma janela</text:span> <text:span text:style-name="T2">de pergunta na pagin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8-30T06:36:32.007657568</dc:date>
    <meta:editing-duration>PT59M1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5" meta:word-count="45" meta:character-count="263" meta:non-whitespace-character-count="223"/>
  </office:meta>
</office:document-meta>
</file>